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2066" officeooo:paragraph-rsid="00022066"/>
    </style:style>
    <style:style style:name="P2" style:family="paragraph" style:parent-style-name="Standard">
      <style:text-properties officeooo:rsid="000257dd" officeooo:paragraph-rsid="000257dd"/>
    </style:style>
    <style:style style:name="P3" style:family="paragraph" style:parent-style-name="Standard" style:list-style-name="L1">
      <style:text-properties officeooo:rsid="000257dd" officeooo:paragraph-rsid="000257dd"/>
    </style:style>
    <style:style style:name="P4" style:family="paragraph" style:parent-style-name="Standard">
      <style:text-properties officeooo:rsid="000295fc" officeooo:paragraph-rsid="000295fc"/>
    </style:style>
    <style:style style:name="P5" style:family="paragraph" style:parent-style-name="Standard">
      <style:text-properties officeooo:rsid="00047cbb" officeooo:paragraph-rsid="00047cbb"/>
    </style:style>
    <style:style style:name="P6" style:family="paragraph" style:parent-style-name="Standard">
      <style:text-properties officeooo:rsid="00053768" officeooo:paragraph-rsid="00053768"/>
    </style:style>
    <style:style style:name="P7" style:family="paragraph" style:parent-style-name="Standard">
      <style:text-properties officeooo:rsid="0005f8d2" officeooo:paragraph-rsid="0005f8d2"/>
    </style:style>
    <style:style style:name="P8" style:family="paragraph" style:parent-style-name="Standard">
      <style:text-properties officeooo:rsid="0008a424" officeooo:paragraph-rsid="0008a424"/>
    </style:style>
    <style:style style:name="T1" style:family="text">
      <style:text-properties officeooo:rsid="000257dd"/>
    </style:style>
    <style:style style:name="T2" style:family="text">
      <style:text-properties officeooo:rsid="00073b6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-A</text:p>
      <text:p text:style-name="P1">a. Describe the basic functions of an operating system.</text:p>
      <text:p text:style-name="P1">Ans: The basic functionality of an operating system is to provide platform <text:span text:style-name="T1">(user interface)</text:span> to run applications with integrting the system hardware and software.</text:p>
      <text:p text:style-name="P2">More functionalities:</text:p>
      <text:list text:style-name="L1">
        <text:list-item>
          <text:p text:style-name="P3">Process management</text:p>
        </text:list-item>
        <text:list-item>
          <text:p text:style-name="P3">Memory management</text:p>
        </text:list-item>
        <text:list-item>
          <text:p text:style-name="P3">File system management</text:p>
        </text:list-item>
        <text:list-item>
          <text:p text:style-name="P3">User interface</text:p>
        </text:list-item>
        <text:list-item>
          <text:p text:style-name="P3">Security and access control</text:p>
        </text:list-item>
        <text:list-item>
          <text:p text:style-name="P3">Networking</text:p>
        </text:list-item>
        <text:list-item>
          <text:p text:style-name="P3">Resource allocation</text:p>
        </text:list-item>
        <text:list-item>
          <text:p text:style-name="P3">Error detection and handling</text:p>
          <text:p text:style-name="P3"/>
        </text:list-item>
      </text:list>
      <text:p text:style-name="P4">b. Explain the difference between hardware and software components of a computer.</text:p>
      <text:p text:style-name="P5">Ans: hardwares are the physical equipments combined to operate a computer. The softwares are the coded appilcations that runs the hardware to do certain tasks.</text:p>
      <text:p text:style-name="P5"/>
      <text:p text:style-name="P6">c. Define a variable in Python? Provide an example.</text:p>
      <text:p text:style-name="P7">Variables are the placholders <text:span text:style-name="T2">to store </text:span>any datatypes supported in the python.</text:p>
      <text:p text:style-name="P8">Ex: name = “Kiran”</text:p>
      <text:p text:style-name="P8"/>
      <text:p text:style-name="P8">d. State the purpose of indentation in Python programming?</text:p>
      <text:p text:style-name="P8">Ans: indentation in python provides the space to define code blocks with enhanced readability. Also helps in avaidong syntax errors with neseted strcture support.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6:04:43.336620418</meta:creation-date>
    <dc:date>2024-11-30T16:22:32.144799422</dc:date>
    <meta:editing-duration>PT17M44S</meta:editing-duration>
    <meta:editing-cycles>10</meta:editing-cycles>
    <meta:generator>LibreOffice/24.8.3.2$Linux_X86_64 LibreOffice_project/480$Build-2</meta:generator>
    <meta:document-statistic meta:table-count="0" meta:image-count="0" meta:object-count="0" meta:page-count="1" meta:paragraph-count="20" meta:word-count="160" meta:character-count="1013" meta:non-whitespace-character-count="881"/>
  </office:meta>
</office:document-meta>
</file>